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sec:whereas"/>1.<text:tab/>Whereas<text:bookmark-end text:name="sec:whereas"/></text:h>
      <text:p text:style-name="Customlist_20_1_20_start">1.1.<text:tab/><text:span text:style-name="Emphasis">All humans are mortals.</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Customlist_20_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Customlist_20_2_20_start">1.1.1.<text:tab/>Lorem ipsum dolor sit amet, consectetur adipiscing elit, sed do eiusmod tempor incididunt ut labore et dolore magna aliqua.</text:p>
      <text:p text:style-name="Customlist_20_2_20_start">1.1.2.<text:tab/>Ut enim ad minim veniam, quis nostrud exercitation ullamco laboris nisi ut aliquip ex ea commodo consequat.</text:p>
      <text:p text:style-name="Customlist_20_2">Duis aute irure dolor in reprehenderit in voluptate velit esse cillum dolore eu fugiat nulla pariatur.</text:p>
      <text:p text:style-name="Customlist_20_3_20_start">1.1.2.1.<text:tab/>Lorem ipsum dolor sit amet, consectetur adipiscing elit,</text:p>
      <text:p text:style-name="Customlist_20_3_20_start">1.1.2.2.<text:tab/>sed do eiusmod tempor incididunt ut labore et dolore magna aliqua.</text:p>
      <text:p text:style-name="Customlist_20_3">Ut enim ad minim veniam, quis nostrud exercitation ullamco laboris nisi ut aliquip ex ea commodo consequat.Excepteur sint occaecat cupidatat non proident, sunt in culpa qui officia deserunt mollit anim id est laborum.</text:p>
      <text:p text:style-name="Customlist_20_1_20_start">1.2.<text:tab/><text:span text:style-name="Emphasis">Socrates is human.</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1.3.<text:tab/><text:span text:style-name="Emphasis">Socrates is mortal.</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2_20_start"><text:soft-page-break/>1.3.1.<text:tab/>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definitions"/>2.<text:tab/>Definitions<text:bookmark-end text:name="definitions"/></text:h>
      <text:p text:style-name="Customlist_20_1_20_start">2.1.<text:tab/><text:span text:style-name="Emphasis">Socrates:</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2.2.<text:tab/><text:span text:style-name="Emphasis">Human:</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2.3.<text:tab/><text:span text:style-name="Emphasis">Mortal:</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tab-stops>
          <style:tab-stop style:position="1.499cm"/>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ustomlist" style:family="paragraph" style:parent-style-name="Text_20_body" style:master-page-name="">
      <style:paragraph-properties fo:text-align="justify" style:justify-single-word="false" fo:orphans="2" fo:widows="2" style:page-number="auto">
        <style:tab-stops>
          <style:tab-stop style:position="1.499cm"/>
        </style:tab-stops>
      </style:paragraph-properties>
    </style:style>
    <style:style style:name="Customlist_20_1_20_start" style:display-name="Customlist 1 start" style:family="paragraph" style:parent-style-name="Customlist">
      <style:paragraph-properties fo:margin-left="1.499cm" fo:margin-right="0cm" fo:text-indent="-1.499cm" style:auto-text-indent="false">
        <style:tab-stops>
          <style:tab-stop style:position="1.499cm"/>
        </style:tab-stops>
      </style:paragraph-properties>
    </style:style>
    <style:style style:name="Customlist_20_1" style:display-name="Customlist 1" style:family="paragraph" style:parent-style-name="Customlist">
      <style:paragraph-properties fo:margin-left="1.499cm" fo:margin-right="0cm" fo:text-indent="0cm" style:auto-text-indent="false"/>
    </style:style>
    <style:style style:name="Customlist_20_2_20_start" style:display-name="Customlist 2 start" style:family="paragraph" style:parent-style-name="Customlist">
      <style:paragraph-properties fo:margin-left="3cm" fo:margin-right="0cm" fo:text-indent="-1.499cm" style:auto-text-indent="false">
        <style:tab-stops>
          <style:tab-stop style:position="1.499cm"/>
        </style:tab-stops>
      </style:paragraph-properties>
    </style:style>
    <style:style style:name="Customlist_20_2" style:display-name="Customlist 2" style:family="paragraph" style:parent-style-name="Customlist">
      <style:paragraph-properties fo:margin-left="3cm" fo:margin-right="0cm" fo:text-indent="0cm" style:auto-text-indent="false"/>
    </style:style>
    <style:style style:name="Customlist_20_3_20_start" style:display-name="Customlist 3 start" style:family="paragraph" style:parent-style-name="Customlist">
      <style:paragraph-properties fo:margin-left="4.5cm" fo:margin-right="0cm" fo:text-indent="-1.499cm" style:auto-text-indent="false">
        <style:tab-stops>
          <style:tab-stop style:position="1.499cm"/>
        </style:tab-stops>
      </style:paragraph-properties>
    </style:style>
    <style:style style:name="Customlist_20_3" style:display-name="Customlist 3" style:family="paragraph" style:parent-style-name="Customlist">
      <style:paragraph-properties fo:margin-left="4.5cm" fo:margin-right="0cm" fo:text-indent="0cm"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keyword/>
    <meta:initial-creator/>
    <dc:creator>Alberto Pianon</dc:creator>
    <meta:creation-date>2019-06-15T19:37:26Z</meta:creation-date>
    <dc:date>2019-06-15T21:44:45.947652949</dc:date>
    <meta:editing-duration>PT25S</meta:editing-duration>
    <meta:editing-cycles>1</meta:editing-cycles>
    <meta:document-statistic meta:table-count="0" meta:image-count="0" meta:object-count="0" meta:page-count="2" meta:paragraph-count="17" meta:word-count="685" meta:character-count="4416" meta:non-whitespace-character-count="3745"/>
    <meta:user-defined meta:name="autoEqnLabels">False</meta:user-defined>
    <meta:user-defined meta:name="autoSectionLabels">False</meta:user-defined>
    <meta:user-defined meta:name="ccsDelim">, </meta:user-defined>
    <meta:user-defined meta:name="ccsLabelSep">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inlineHeaderLevel" meta:value-type="string">2</meta:user-defined>
    <meta:user-defined meta:name="lastDelim" meta:value-type="string">, </meta:user-defined>
    <meta:user-defined meta:name="linkReferences" meta:value-type="string">Fals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Tru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1</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